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text-properties fo:font-size="6pt" fo:font-weight="normal" style:font-size-asian="5.25pt" style:font-weight-asian="normal" style:font-size-complex="6pt" style:font-weight-complex="normal"/>
    </style:style>
    <style:style style:name="P4" style:family="paragraph" style:parent-style-name="Standard">
      <style:text-properties fo:font-size="12pt" fo:background-color="#ffff00" style:font-size-asian="12pt" style:font-size-complex="12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background-color="#ffff00" style:font-size-asian="12pt" style:font-size-complex="1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il acceptance from Russ Tedrake</text:p>
      <text:p text:style-name="P1"/>
      <text:p text:style-name="P1"><text:span text:style-name="T3">Return-Path: &lt;russt@csail.mit.edu&gt;</text:span></text:p>
      <text:p text:style-name="P1">Received: from ombre.laas.fr (ombre.laas.fr [IPv6:2001:660:6602:2::7])</text:p>
      <text:p text:style-name="P1"><text:tab/>by romulus.laas.fr (8.14.4/8.14.4/Debian-2ubuntu2.1) with ESMTP id t8ANT0hB032105</text:p>
      <text:p text:style-name="P1"><text:tab/>for &lt;stonneau@romulus&gt;; Fri, 11 Sep 2015 01:29:02 +0200</text:p>
      <text:p text:style-name="P1">Received: from mxb1-1.relay.renater.fr (mxb1-1.relay.renater.fr [194.214.201.8])</text:p>
      <text:p text:style-name="P1"><text:tab/>by ombre.laas.fr (8.14.8/8.14.6) with ESMTP id t8ANT0ex026830</text:p>
      <text:p text:style-name="P1"><text:tab/>for &lt;steve.tonneau@laas.fr&gt;; Fri, 11 Sep 2015 01:29:00 +0200 (CEST)</text:p>
      <text:p text:style-name="P1">Received: from outgoing.csail.mit.edu (outgoing-v6.csail.mit.edu [IPv6:2001:470:8b2d:7d2:ea9a:8fff:feb2:a9e4])</text:p>
      <text:p text:style-name="P1"><text:tab/>by mxb1-1.relay.renater.fr (asm) with ESMTP id E52C6600017</text:p>
      <text:p text:style-name="P1"><text:tab/>for &lt;steve.tonneau@laas.fr&gt;; Fri, 11 Sep 2015 01:28:59 +0200 (CEST)</text:p>
      <text:p text:style-name="P1">Received: from pool-173-48-32-112.bstnma.fios.verizon.net ([173.48.32.112] helo=drake008.home)</text:p>
      <text:p text:style-name="P1"><text:tab/>by outgoing.csail.mit.edu with esmtpsa (TLS1.0:DHE_RSA_AES_256_CBC_SHA1:32)</text:p>
      <text:p text:style-name="P1"><text:tab/>(Exim 4.72)</text:p>
      <text:p text:style-name="P1"><text:tab/>(envelope-from &lt;russt@csail.mit.edu&gt;)</text:p>
      <text:p text:style-name="P1"><text:tab/>id 1ZaBGx-0000tH-Uy</text:p>
      <text:p text:style-name="P1"><text:tab/>for steve.tonneau@laas.fr; Thu, 10 Sep 2015 19:28:56 -0400</text:p>
      <text:p text:style-name="P1">Content-Type: text/plain; charset=windows-1252</text:p>
      <text:p text:style-name="P1">Mime-Version: 1.0 (Mac OS X Mail 8.2 \(2104\))</text:p>
      <text:p text:style-name="P1">Subject: Re: invitation to be a speaker - Workshop on multi-contact planning at ICRA'16</text:p>
      <text:p text:style-name="P1">From: Russ Tedrake &lt;russt@csail.mit.edu&gt;</text:p>
      <text:p text:style-name="P1">In-Reply-To: &lt;55F1659C.7060708@laas.fr&gt;</text:p>
      <text:p text:style-name="P1">Date: Thu, 10 Sep 2015 19:28:55 -0400</text:p>
      <text:p text:style-name="P1">Message-Id: &lt;CE98D560-BDDB-45B6-B6B6-87A67E0C14FA@csail.mit.edu&gt;</text:p>
      <text:p text:style-name="P1">References: &lt;55F14443.1040704@laas.fr&gt; &lt;30FEDE32-98AC-4895-A9D3-791F48B18E93@csail.mit.edu&gt; &lt;55F1659C.7060708@laas.fr&gt;</text:p>
      <text:p text:style-name="P1">To: Steve Tonneau &lt;steve.tonneau@laas.fr&gt;</text:p>
      <text:p text:style-name="P1">X-Mailer: Apple Mail (2.2104)</text:p>
      <text:p text:style-name="P1">X-Original-Source-IP: 2001:470:8b2d:7d2:ea9a:8fff:feb2:a9e4</text:p>
      <text:p text:style-name="P1">X-Bizanga: IMP - mxb1-1.relay.renater.fr</text:p>
      <text:p text:style-name="P1">X-Renater-SpamState: 0</text:p>
      <text:p text:style-name="P1">X-Renater-SpamScore: -100</text:p>
      <text:p text:style-name="P1">X-Renater-SpamCause: gggruggvucftvghtrhhoucdtuddrfeekgedrudejgdefudcutefuodetggdotefrucfrrhhofhhilhgvmecutffgpfetvffgtfdpggftfghnshhusghstghrihgsvgenuceurghilhhouhhtmecufedttdenucesvcftvggtihhpihgvnhhtshculddquddttddmnecujfgurheptggguffhjgffgffkfhfvofesthhqmhdthhdtheenucfhrhhomheptfhushhsucfvvggurhgrkhgvuceorhhushhsthestghsrghilhdrmhhithdrvgguuheq </text:p>
      <text:p text:style-name="P1">X-Renater-ServerName: mxb1-1.relay.renater.fr</text:p>
      <text:p text:style-name="P1">Content-Transfer-Encoding: 8bit</text:p>
      <text:p text:style-name="P1">X-MIME-Autoconverted: from quoted-printable to 8bit by romulus.laas.fr id t8ANT0hB032105</text:p>
      <text:p text:style-name="Standard"></text:p>
      <text:p text:style-name="P9">Robust feedback stabilization through unscheduled contact.</text:p>
      <text:p text:style-name="P9"></text:p>
      <text:p text:style-name="P9">&gt; On Sep 10, 2015, at 7:12 AM, Steve Tonneau &lt;steve.tonneau@laas.fr&gt; wrote:</text:p>
      <text:p text:style-name="P9">&gt; </text:p>
      <text:p text:style-name="P9">&gt; Dear Mr Tedrake,</text:p>
      <text:p text:style-name="P9">&gt; I need to prove that you actually accepted to participate to the</text:p>
      <text:p text:style-name="P9">&gt; workshop, and, if you agree with it I will join our conversation to the</text:p>
      <text:p text:style-name="P9">&gt; proposal.</text:p>
      <text:p text:style-name="P9">&gt; </text:p>
      <text:p text:style-name="P9">&gt; On a similar tone, I was wondering whether you could provide us</text:p>
      <text:p text:style-name="P9">&gt; with a title for your talk, even a temporary one, and eventually</text:p>
      <text:p text:style-name="P9">&gt; a two line abstract for it ?</text:p>
      <text:p text:style-name="P9">&gt; </text:p>
      <text:p text:style-name="P9">&gt; Thanks a lot</text:p>
      <text:p text:style-name="P9">&gt; </text:p>
      <text:p text:style-name="P9">&gt; Steve Tonneau</text:p>
      <text:p text:style-name="Standard">&gt; </text:p>
      <text:p text:style-name="P7">&gt; Le 10/09/2015 11:34, Russ Tedrake a écrit :</text:p>
      <text:p text:style-name="P7">&gt;&gt; Steve,</text:p>
      <text:p text:style-name="P7">&gt;&gt; </text:p>
      <text:p text:style-name="P7">&gt;&gt; Sounds great. <text:s/>I like the idea of assigned reading, and hope it plays out well. <text:s/>Yes - you can count me in.</text:p>
      <text:p text:style-name="P7">&gt;&gt; </text:p>
      <text:p text:style-name="P7">&gt;&gt; - Russ</text:p>
      <text:p text:style-name="P9">&gt;&gt; </text:p>
      <text:p text:style-name="P9">&gt;&gt;&gt; On Sep 10, 2015, at 4:50 AM, Steve Tonneau &lt;steve.tonneau@laas.fr&gt; wrote:</text:p>
      <text:p text:style-name="P9">&gt;&gt;&gt; </text:p>
      <text:p text:style-name="P9">&gt;&gt;&gt; Dear M Tedrake</text:p>
      <text:p text:style-name="P9">&gt;&gt;&gt; my name is Steve Tonneau,.... (Mail truncated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<text:span text:style-name="T4">Mail acceptance from Karen C. Liu</text:span></text:p>
      <text:p text:style-name="P4">Return-Path: &lt;karenliu@cc.gatech.edu&gt;</text:p>
      <text:p text:style-name="P1">Received: from ombre.laas.fr (ombre.laas.fr [IPv6:2001:660:6602:2::7])</text:p>
      <text:p text:style-name="P1"><text:tab/>by romulus.laas.fr (8.14.4/8.14.4/Debian-2ubuntu2.1) with ESMTP id t7T7FYZE004130</text:p>
      <text:p text:style-name="P1"><text:tab/>for &lt;stonneau@romulus&gt;; Sat, 29 Aug 2015 09:15:38 +0200</text:p>
      <text:p text:style-name="P1">Received: from mxb1-2.relay.renater.fr (mx6b1-2.relay.renater.fr [IPv6:2001:660:3027:1::9] (may be forged))</text:p>
      <text:p text:style-name="P1"><text:tab/>by ombre.laas.fr (8.14.8/8.14.6) with ESMTP id t7T7FXT6005244</text:p>
      <text:p text:style-name="P1"><text:tab/>for &lt;steve.tonneau@laas.fr&gt;; Sat, 29 Aug 2015 09:15:33 +0200 (CEST)</text:p>
      <text:p text:style-name="P1">Received: from mxb1-2.relay.renater.fr (localhost [127.0.0.1])</text:p>
      <text:p text:style-name="P1"><text:tab/>by mxb1-2.relay.renater.fr (asm) with ESMTP id 63ACA2800C9</text:p>
      <text:p text:style-name="P1"><text:tab/>for &lt;steve.tonneau+split@laas.fr&gt;; Sat, 29 Aug 2015 09:15:33 +0200 (CEST)</text:p>
      <text:p text:style-name="P1">Received: from mxip3-inbound.gatech.edu (mxip3-inbound.gatech.edu [130.207.182.45])</text:p>
      <text:p text:style-name="P1"><text:tab/>by mxb1-2.relay.renater.fr (asm) with ESMTP id C0B3E2800BE;</text:p>
      <text:p text:style-name="P1"><text:tab/>Sat, 29 Aug 2015 09:15:32 +0200 (CEST)</text:p>
      <text:p text:style-name="P1">X-RemoteIP: 130.207.185.169</text:p>
      <text:p text:style-name="P1">X-Group: ZimbraSenderGroup</text:p>
      <text:p text:style-name="P1">X-Policy: $ZIMBRA</text:p>
      <text:p text:style-name="P1">X-MID: 188383151</text:p>
      <text:p text:style-name="P1">X-SBRS: None</text:p>
      <text:p text:style-name="P1">X-IronPort-AV: E=Sophos;i="5.17,429,1437451200"; </text:p>
      <text:p text:style-name="P1"><text:s text:c="3"/>d="scan'208";a="188383151"</text:p>
      <text:p text:style-name="P1">X-GT-Spam-Rating: (0%)</text:p>
      <text:p text:style-name="P1">Received: from mail9.gatech.edu ([130.207.185.169])</text:p>
      <text:p text:style-name="P1"><text:s text:c="2"/>by mxip3-outbound.gatech.edu with ESMTP; 29 Aug 2015 03:15:16 -0400</text:p>
      <text:p text:style-name="P1">Received: from [10.0.0.5] (c-71-204-26-173.hsd1.ga.comcast.net [71.204.26.173])</text:p>
      <text:p text:style-name="P1"><text:tab/>(Authenticated sender: cliu38)</text:p>
      <text:p text:style-name="P1"><text:tab/>by mail9.gatech.edu (Postfix) with ESMTPSA id 59E6A22277B;</text:p>
      <text:p text:style-name="P1"><text:tab/>Sat, 29 Aug 2015 03:15:16 -0400 (EDT)</text:p>
      <text:p text:style-name="P1">Content-Type: text/plain; charset=utf-8</text:p>
      <text:p text:style-name="P1">Mime-Version: 1.0 (Mac OS X Mail 8.2 \(2104\))</text:p>
      <text:p text:style-name="P1">Subject: Re: Invitation to be a key speaker - Workshop on multi-contact planning at ICRA'16</text:p>
      <text:p text:style-name="P1">From: Karen Liu &lt;karenliu@cc.gatech.edu&gt;</text:p>
      <text:p text:style-name="P1">In-Reply-To: &lt;55D2E618.2010307@laas.fr&gt;</text:p>
      <text:p text:style-name="P1">Date: Sat, 29 Aug 2015 03:15:15 -0400</text:p>
      <text:p text:style-name="P1">Cc: "Bretl, Timothy Wolfe" &lt;tbretl@illinois.edu&gt;,</text:p>
      <text:p text:style-name="P1"><text:s text:c="8"/>Nicolas Mansard &lt;nmansard@laas.fr&gt;,</text:p>
      <text:p text:style-name="P1"><text:s text:c="8"/>Igor Mordatch &lt;mordatch@cs.washington.edu&gt;</text:p>
      <text:p text:style-name="P1">Message-Id: &lt;62894205-EC60-421C-BD27-68A0E2442B6E@cc.gatech.edu&gt;</text:p>
      <text:p text:style-name="P1">References: &lt;55D2E618.2010307@laas.fr&gt;</text:p>
      <text:p text:style-name="P1">To: Steve Tonneau &lt;steve.tonneau@laas.fr&gt;</text:p>
      <text:p text:style-name="P1">X-Mailer: Apple Mail (2.2104)</text:p>
      <text:p text:style-name="P1">X-Mailstro-Variables: bnRleHQub2lwPXM6MTMwLjIwNy4xODIuNDW4Y29udGV4dC5yYmwubGlzdD1zOrhjb250ZXh0LnJibC5zZXJ2ZXI9czq4Y29udGV4dC5zcGYucGFzcz1iOnRydWW4Y29udGV4dC5zcGYucmVhc29uPXM6uA==</text:p>
      <text:p text:style-name="P1">X-Original-Source-IP: 130.207.182.45</text:p>
      <text:p text:style-name="P1">X-Bizanga: IMP - mxb1-2.relay.renater.fr</text:p>
      <text:p text:style-name="P1">X-Renater-SpamState: 0</text:p>
      <text:p text:style-name="P1">X-Renater-SpamScore: -100</text:p>
      <text:p text:style-name="P1">X-Renater-SpamCause: gggruggvucftvghtrhhoucdtuddrfeekfedrieejgdduvdeiucetufdoteggodetrfcurfhrohhfihhlvgemucftgffptefvgfftpdggtfgfnhhsuhgsshgtrhhisggvnecuuegrihhlohhuthemuceftddtnecusecvtfgvtghiphhivghnthhsucdlqddutddtmdenucfjughrpegtggfuhfgjfffgkfhfvffosehtqhhmtdhhtdejnecuhfhrohhmpefmrghrvghnucfnihhuuceokhgrrhgvnhhlihhusegttgdrghgrthgvtghhrdgvughuqe </text:p>
      <text:p text:style-name="P1">X-Renater-ServerName: mxb1-2.relay.renater.fr</text:p>
      <text:p text:style-name="P1">Content-Transfer-Encoding: 8bit</text:p>
      <text:p text:style-name="P1">X-MIME-Autoconverted: from quoted-printable to 8bit by romulus.laas.fr id t7T7FYZE004130</text:p>
      <text:p text:style-name="P9"></text:p>
      <text:p text:style-name="P4">Hi Steve,</text:p>
      <text:p text:style-name="P4"></text:p>
      <text:p text:style-name="P4">Sorry for the slow response.</text:p>
      <text:p text:style-name="P4"></text:p>
      <text:p text:style-name="P4">The topics of this workshop are important and well aligned with my research interests. I’d be happy to give a presentation related to contact optimization.</text:p>
      <text:p text:style-name="P4"></text:p>
      <text:p text:style-name="P4">Karen</text:p>
      <text:p text:style-name="P9"></text:p>
      <text:p text:style-name="P9">&gt; On Aug 18, 2015, at 4:00 AM, Steve Tonneau &lt;steve.tonneau@laas.fr&gt; wrote:</text:p>
      <text:p text:style-name="P9">&gt; </text:p>
      <text:p text:style-name="P9">&gt; Dear Ms Liu,</text:p>
      <text:p text:style-name="P9">&gt; my name is Steve Tonneau,</text:p>
      <text:p text:style-name="P9">&gt; and I am a post doctorate researcher at LAAS CNRS in Toulouse France.</text:p>
      <text:p text:style-name="P9">&gt; Timothy Bretl, Nicolas Mansard, Igor Mordatch and myself are currently</text:p>
      <text:p text:style-name="P9">&gt; writing a workshop proposal for the ICRA'16 conference. (Mail truncated)</text:p>
      <text:p text:style-name="P9"></text:p>
      <text:p text:style-name="P10">Mail acceptance from Adrien Escande</text:p>
      <text:p text:style-name="P6">Return-Path: &lt;kheddar@gmail.com&gt;</text:p>
      <text:p text:style-name="P2">Received: from ombre.laas.fr (ombre.laas.fr [IPv6:2001:660:6602:2::7])</text:p>
      <text:p text:style-name="P2"><text:tab/>by romulus.laas.fr (8.14.4/8.14.4/Debian-2ubuntu2.1) with ESMTP id t82B4I0w006979</text:p>
      <text:p text:style-name="P2"><text:tab/>for &lt;stonneau@romulus&gt;; Wed, 2 Sep 2015 13:04:19 +0200</text:p>
      <text:p text:style-name="P2">Received: from mxb2-2.relay.renater.fr (mxb2-2.relay.renater.fr [194.214.200.9])</text:p>
      <text:p text:style-name="P2"><text:tab/>by ombre.laas.fr (8.14.8/8.14.6) with ESMTP id t82B4Inu006951</text:p>
      <text:p text:style-name="P2"><text:tab/>for &lt;steve.tonneau@laas.fr&gt;; Wed, 2 Sep 2015 13:04:18 +0200 (CEST)</text:p>
      <text:p text:style-name="P2">Received: from mxb2-2.relay.renater.fr (localhost [127.0.0.1])</text:p>
      <text:p text:style-name="P2"><text:tab/>by mxb2-2.relay.renater.fr (asm) with ESMTP id 99729600508</text:p>
      <text:p text:style-name="P2"><text:tab/>for &lt;steve.tonneau+split@laas.fr&gt;; Wed, <text:s/>2 Sep 2015 13:04:18 +0200 (CEST)</text:p>
      <text:p text:style-name="P2">Received: from mail-lb0-x22a.google.com (mail-lb0-x22a.google.com [IPv6:2a00:1450:4010:c04::22a])</text:p>
      <text:p text:style-name="P2"><text:tab/>by mxb2-2.relay.renater.fr (asm) with ESMTP id 51A526005A3;</text:p>
      <text:p text:style-name="P2"><text:tab/>Wed, <text:s/>2 Sep 2015 13:04:18 +0200 (CEST)</text:p>
      <text:p text:style-name="P2">Received: by lbcao8 with SMTP id ao8so3753985lbc.3;</text:p>
      <text:p text:style-name="P2"><text:s text:c="8"/>Wed, 02 Sep 2015 04:04:18 -0700 (PDT)</text:p>
      <text:p text:style-name="P2">DKIM-Signature: v=1; a=rsa-sha256; c=relaxed/relaxed;</text:p>
      <text:p text:style-name="P2"><text:s text:c="8"/>d=gmail.com; s=20120113;</text:p>
      <text:p text:style-name="P2"><text:s text:c="8"/>h=mime-version:reply-to:in-reply-to:references:from:date:message-id</text:p>
      <text:p text:style-name="P2"><text:s text:c="9"/>:subject:to:cc:content-type;</text:p>
      <text:p text:style-name="P2"><text:s text:c="8"/>bh=RfdSoyNGxHfL81lhJuz/GAJvYZzRtK1j1VZHsn9TQ38=;</text:p>
      <text:p text:style-name="P2"><text:s text:c="8"/>b=X7Vq6YZxIgmOTLdnFU+oqACE6wh70y296d5aeDXbnhGlKouUm68/BPJDtmKntMkiKl</text:p>
      <text:p text:style-name="P2"><text:s text:c="9"/>QAlXSIawB14jKkT1jNwhLqyuj9ZhRmqLSypd6oafvVwuL0NajDOHwnG1yomNPKUuQ+vi</text:p>
      <text:p text:style-name="P2"><text:s text:c="9"/>xheorv54bGr1lCNaQKlDhNn2XC99wG7E9+Hzb/QKsKRJ0rA+OFeP0RYr/7IcHl+OOv0c</text:p>
      <text:p text:style-name="P2"><text:s text:c="9"/>zXPCipUYWlTY6ZnX9rKrhlaKXA4bZGrQwnCGGPQNvchm0EL5DLNnmgKX+dIwQN8Gorc2</text:p>
      <text:p text:style-name="P2"><text:s text:c="9"/>15R4eIIkFg10jpghbBgE+mWYzTyPGKQvaA8NreYYGiE/GaQj8UvoYmKMNjaWqfuC+anB</text:p>
      <text:p text:style-name="P2"><text:s text:c="9"/>FGCw==</text:p>
      <text:p text:style-name="P2">X-Received: by 10.152.27.38 with SMTP id q6mr3299545lag.24.1441191858002; Wed,</text:p>
      <text:p text:style-name="P2"><text:s/>02 Sep 2015 04:04:18 -0700 (PDT)</text:p>
      <text:p text:style-name="P2">MIME-Version: 1.0</text:p>
      <text:p text:style-name="P2">Received: by 10.112.205.228 with HTTP; Wed, 2 Sep 2015 04:03:48 -0700 (PDT)</text:p>
      <text:p text:style-name="P2">Reply-To: kheddar@gmail.com</text:p>
      <text:p text:style-name="P2">In-Reply-To: &lt;55E6A38E.8090204@laas.fr&gt;</text:p>
      <text:p text:style-name="P2">References: &lt;55D4A622.5040806@laas.fr&gt; &lt;CANrMx8o5StA1DKz0-OjufXK=fhfs83YTR0Ks2zgx9323ZjUeHw@mail.gmail.com&gt;</text:p>
      <text:p text:style-name="P2"><text:s/>&lt;55E6A38E.8090204@laas.fr&gt;</text:p>
      <text:p text:style-name="P2">From: Abderrahmane Kheddar &lt;kheddar@gmail.com&gt;</text:p>
      <text:p text:style-name="P2">Date: Wed, 2 Sep 2015 13:03:48 +0200</text:p>
      <text:p text:style-name="P2">Message-ID: &lt;CAJiv2dcU+XMBLNfgbkMfU2yZC_AAxc29vBgHF8a=On-Kz74Qgw@mail.gmail.com&gt;</text:p>
      <text:p text:style-name="P2">Subject: Re: Invitation to be a key speaker - Workshop on multi-contact</text:p>
      <text:p text:style-name="P2"><text:s/>planning at ICRA'16</text:p>
      <text:p text:style-name="P2">To: Steve Tonneau &lt;steve.tonneau@laas.fr&gt;</text:p>
      <text:p text:style-name="P6">Cc: Adrien Escande &lt;adrien.escande@gmail.com&gt;,</text:p>
      <text:p text:style-name="P2"><text:s text:c="8"/>Abderrahmane KHEDDAR &lt;Abderrahmane.Kheddar@lirmm.fr&gt;,</text:p>
      <text:p text:style-name="P2"><text:s text:c="8"/>Nicolas Mansard &lt;nmansard@laas.fr&gt;,</text:p>
      <text:p text:style-name="P2"><text:s text:c="8"/>"Bretl, Timothy Wolfe" &lt;tbretl@illinois.edu&gt;,</text:p>
      <text:p text:style-name="P2"><text:s text:c="8"/>Igor Mordatch &lt;mordatch@cs.washington.edu&gt;</text:p>
      <text:p text:style-name="P2">Content-Type: multipart/alternative; boundary=089e0158bdeabfe2f7051ec1a05f</text:p>
      <text:p text:style-name="P2">X-Mailstro-Variables: dGV4dC5idy5uYW1lPXM6uGNvbnRleHQuYncuc3RhdGU9bjowuGNvbnRleHQuaXAucmV2ZXJzZT1zOm1haWwtbGIwLXgyMmEuZ29vZ2xlLmNvbbhjb250ZXh0Lm9pcD1zOjJhMDA6MTQ1MDo0MDEwOmMwNDo6MjJhuGNvbnRleHQucmJsLmxpc3Q9czq4Y29udGV4dC5yYmwuc2VydmVyPXM6uGNvbnRleHQuc3BmLnBhc3M9Yjp0cnVluGNvbnRleHQuc3BmLnJlYXNvbj1zOrg=</text:p>
      <text:p text:style-name="P2">X-Original-Source-IP: 2a00:1450:4010:c04::22a</text:p>
      <text:p text:style-name="P2">X-Bizanga: IMP - mxb2-2.relay.renater.fr</text:p>
      <text:p text:style-name="P2">X-Renater-SpamState: 0</text:p>
      <text:p text:style-name="P2">X-Renater-SpamScore: -100</text:p>
      <text:p text:style-name="P2">X-Renater-SpamCause: gggruggvucftvghtrhhoucdtuddrfeekgedrtddvgdefkecutefuodetggdotefrucfrrhhofhhilhgvmecutffgpfetvffgtfdpggftfghnshhusghstghrihgsvgenuceurghilhhouhhtmecufedttdenucesvcftvggtihhpihgvnhhtshculddquddttddmnecujfgurheprhgjfhfhfffkuffvtgesrgdtreertddtjeenucfhrhhomheptegsuggvrhhrrghhmhgrnhgvucfmhhgvuggurghruceokhhhvgguuggrrhesghhmrghilhdrtghomheq </text:p>
      <text:p text:style-name="P2">X-Renater-ServerName: mxb2-2.relay.renater.fr</text:p>
      <text:p text:style-name="P2"></text:p>
      <text:p text:style-name="P2">--089e0158bdeabfe2f7051ec1a05f</text:p>
      <text:p text:style-name="P2">Content-Type: text/plain; charset=UTF-8</text:p>
      <text:p text:style-name="P2">Content-Transfer-Encoding: quoted-printable</text:p>
      <text:p text:style-name="P2"></text:p>
      <text:p text:style-name="P6">Dear all,</text:p>
      <text:p text:style-name="P6">Adrien Escande will present all the activities. If for some reason he will</text:p>
      <text:p text:style-name="P6">not be able to do it (force majeure case), I will do it-</text:p>
      <text:p text:style-name="P6">Best regards,</text:p>
      <text:p text:style-name="P6">AK-</text:p>
      <text:p text:style-name="P2"></text:p>
      <text:p text:style-name="P2">---</text:p>
      <text:p text:style-name="P2">Abderrahmane Kheddar</text:p>
      <text:p text:style-name="P2">CNRS-AIST JRL UMI3218/CRT, Tsukuba, Japan</text:p>
      <text:p text:style-name="P2">CNRS-UM2 LIRMM IDH, Montpellier, France</text:p>
      <text:p text:style-name="P2"></text:p>
      <text:p text:style-name="P2">2015-09-02 9:21 GMT+02:00 Steve Tonneau &lt;steve.tonneau@laas.fr&gt;:</text:p>
      <text:p text:style-name="P2"></text:p>
      <text:p text:style-name="P2">&gt; Dear M Escande and Kheddar,</text:p>
      <text:p text:style-name="P2">&gt; thanks a lot for your answer.</text:p>
      <text:p text:style-name="P2">&gt;</text:p>
      <text:p text:style-name="P2">&gt; We are really enthousiast about your speech.</text:p>
      <text:p text:style-name="P2">&gt; We'll indicate your names in our workshop proposal,</text:p>
      <text:p text:style-name="P2">&gt; and will give you more details once the workshop has been accepted.</text:p>
      <text:p text:style-name="P2">&gt;</text:p>
      <text:p text:style-name="P2">&gt; Again, thanks a lot.</text:p>
      <text:p text:style-name="P2">&gt;</text:p>
      <text:p text:style-name="P2">&gt; Regards</text:p>
      <text:p text:style-name="P1"><text:span text:style-name="T6">&gt;</text:span></text:p>
      <text:p text:style-name="P10">Mail acceptance from Shunichi Nozawa</text:p>
      <text:p text:style-name="P6">Return-Path: &lt;nozawa@jsk.imi.i.u-tokyo.ac.jp&gt;</text:p>
      <text:p text:style-name="P3">Received: from ombre.laas.fr (ombre.laas.fr [IPv6:2001:660:6602:2::7])</text:p>
      <text:p text:style-name="P3"><text:tab/>by romulus.laas.fr (8.14.4/8.14.4/Debian-2ubuntu2.1) with ESMTP id t8ADtEkI029229</text:p>
      <text:p text:style-name="P3"><text:tab/>for &lt;stonneau@romulus&gt;; Thu, 10 Sep 2015 15:55:17 +0200</text:p>
      <text:p text:style-name="P3">Received: from mxb1-2.relay.renater.fr (mx6b1-2.relay.renater.fr [IPv6:2001:660:3027:1::9] (may be forged))</text:p>
      <text:p text:style-name="P3"><text:tab/>by ombre.laas.fr (8.14.8/8.14.6) with ESMTP id t8ADtDHm022024</text:p>
      <text:p text:style-name="P3"><text:tab/>for &lt;steve.tonneau@laas.fr&gt;; Thu, 10 Sep 2015 15:55:14 +0200 (CEST)</text:p>
      <text:p text:style-name="P3">Received: from mail-lb0-f170.google.com (mail-lb0-f170.google.com [209.85.217.170])</text:p>
      <text:p text:style-name="P3"><text:tab/>by mxb1-2.relay.renater.fr (asm) with ESMTP id 14EC5280074</text:p>
      <text:p text:style-name="P3"><text:tab/>for &lt;steve.tonneau@laas.fr&gt;; Thu, 10 Sep 2015 15:55:13 +0200 (CEST)</text:p>
      <text:p text:style-name="P3">Received: by lbcjc2 with SMTP id jc2so23520167lbc.0</text:p>
      <text:p text:style-name="P3"><text:s text:c="8"/>for &lt;steve.tonneau@laas.fr&gt;; Thu, 10 Sep 2015 06:55:11 -0700 (PDT)</text:p>
      <text:p text:style-name="P3">X-Google-DKIM-Signature: v=1; a=rsa-sha256; c=relaxed/relaxed;</text:p>
      <text:p text:style-name="P3"><text:s text:c="8"/>d=1e100.net; s=20130820;</text:p>
      <text:p text:style-name="P3"><text:s text:c="8"/>h=x-gm-message-state:mime-version:sender:in-reply-to:references:from</text:p>
      <text:p text:style-name="P3"><text:s text:c="9"/>:date:message-id:subject:to:cc:content-type</text:p>
      <text:p text:style-name="P3"><text:s text:c="9"/>:content-transfer-encoding;</text:p>
      <text:p text:style-name="P3"><text:s text:c="8"/>bh=tF5o2SW68yNiBE8UgdI6AcCF0UqM+CCd3bcvsHxmIQw=;</text:p>
      <text:p text:style-name="P3"><text:s text:c="8"/>b=F5/3BCqh70lq5OyKJ2+M0ueNugux6R1+IhvxQomqmbQY0uVyDhwwUutBNr6kpBuwho</text:p>
      <text:p text:style-name="P3"><text:s text:c="9"/>pM+IYgNcEh8gaF1eopjHeV1l2nRnojnsjHKQaXWKO/ld84iYJHdk+SuKqKciTic+mqaN</text:p>
      <text:p text:style-name="P3"><text:s text:c="9"/>OSnOIwn2Oo/hNC+cllySaUu3Bxkd9bTUgUiuEGx3TgKJLjEo3o8o7gv/+bXTsrqlSIhZ</text:p>
      <text:p text:style-name="P3"><text:s text:c="9"/>tGZjiuJu30/FWr8CQ0T1vSMrZGHtotQDoLVvRBrRaW2oUGM8pWzHZGYivLtajP/gTH4V</text:p>
      <text:p text:style-name="P3"><text:s text:c="9"/>w8uBLolZE2ri/ZLTTidzaHMHAkSt9UiolPx+WOUl2JcqxZZO3kH3003EC4/gxqYYpEwZ</text:p>
      <text:p text:style-name="P3"><text:s text:c="9"/>hKlg==</text:p>
      <text:p text:style-name="P3">X-Gm-Message-State: ALoCoQlzGLNoM4EQXH0JX82+ZO3l8EUeehTlhE2ZhmxzKCoqoE4muv5iaisYx8ddB40ZLx1vm0H2</text:p>
      <text:p text:style-name="P3">X-Received: by 10.152.5.71 with SMTP id q7mr752370laq.92.1441893311269; Thu,</text:p>
      <text:p text:style-name="P3"><text:s/>10 Sep 2015 06:55:11 -0700 (PDT)</text:p>
      <text:p text:style-name="P3">MIME-Version: 1.0</text:p>
      <text:p text:style-name="P3">Sender: nozawa@jsk.imi.i.u-tokyo.ac.jp</text:p>
      <text:p text:style-name="P3">Received: by 10.114.60.141 with HTTP; Thu, 10 Sep 2015 06:54:31 -0700 (PDT)</text:p>
      <text:p text:style-name="P3">In-Reply-To: &lt;55F16640.1040206@laas.fr&gt;</text:p>
      <text:p text:style-name="P3">References: &lt;55D4A412.8000308@stevetonneau.fr&gt; &lt;55E55452.4020509@laas.fr&gt;</text:p>
      <text:p text:style-name="P3"><text:s/>&lt;CALYf43ggPR4FA+=t+cXL_yWaEsrtiTch4C19WNeGdqjeE_n2mA@mail.gmail.com&gt;</text:p>
      <text:p text:style-name="P3"><text:s/>&lt;55E59F1C.90206@laas.fr&gt; &lt;CALYf43jGM7xCgJnn9=LxNeyXzPnLcki2j4jfKDicR-cwyiZOew@mail.gmail.com&gt;</text:p>
      <text:p text:style-name="P3"><text:s/>&lt;55E6A2EC.4090902@laas.fr&gt; &lt;55F16640.1040206@laas.fr&gt;</text:p>
      <text:p text:style-name="P3">From: Shunichi Nozawa &lt;nozawa@jsk.t.u-tokyo.ac.jp&gt;</text:p>
      <text:p text:style-name="P3">Date: Thu, 10 Sep 2015 22:54:31 +0900</text:p>
      <text:p text:style-name="P3">X-Google-Sender-Auth: UskekA7nSqesTUP2elpEg2Niyvg</text:p>
      <text:p text:style-name="P3">Message-ID: &lt;CA+TOCNd4V9Z1mtJMLapmWMawxFWT7MnE9hv8tcC+kDnJa4PsJA@mail.gmail.com&gt;</text:p>
      <text:p text:style-name="P3">Subject: Re: Invitation to be a key speaker - Workshop on multi-contact</text:p>
      <text:p text:style-name="P3"><text:s/>planning at ICRA'16</text:p>
      <text:p text:style-name="P3">To: Steve Tonneau &lt;steve.tonneau@laas.fr&gt;</text:p>
      <text:p text:style-name="P3">Cc: kyoin &lt;kyoin@jsk.t.u-tokyo.ac.jp&gt;, Inaba Masayuki &lt;inaba@i.u-tokyo.ac.jp&gt;</text:p>
      <text:p text:style-name="P3">Content-Type: text/plain; charset=UTF-8</text:p>
      <text:p text:style-name="P3">X-Original-Source-IP: 209.85.217.170</text:p>
      <text:p text:style-name="P3">X-Bizanga: IMP - mxb1-2.relay.renater.fr</text:p>
      <text:p text:style-name="P3">X-Renater-SpamState: 0</text:p>
      <text:p text:style-name="P3">X-Renater-SpamScore: -100</text:p>
      <text:p text:style-name="P3">X-Renater-SpamCause: gggruggvucftvghtrhhoucdtuddrfeekgedrudeigdejgecutefuodetggdotefrucfrrhhofhhilhgvmecutffgpfetvffgtfdpggftfghnshhusghstghrihgsvgenuceurghilhhouhhtmecufedttdenucesvcftvggtihhpihgvnhhtshculddquddttddmnecujfgurhepjghfhfffkffuvfgtgfesthhqredttddtjeenucfhrhhomhepufhhuhhnihgthhhiucfpohiirgifrgcuoehnohiirgifrgesjhhskhdrthdruhdqthhokhihohdrrggtrdhjpheq </text:p>
      <text:p text:style-name="P3">X-Renater-ServerName: mxb1-2.relay.renater.fr</text:p>
      <text:p text:style-name="P3">Content-Transfer-Encoding: 8bit</text:p>
      <text:p text:style-name="P3">X-MIME-Autoconverted: from quoted-printable to 8bit by romulus.laas.fr id t8ADtEkI029229</text:p>
      <text:p text:style-name="P6">Dear Steve,</text:p>
      <text:p text:style-name="P6"></text:p>
      <text:p text:style-name="P6">I'm Shunichi Nozawa.</text:p>
      <text:p text:style-name="P6">Sorry for late reply and thank you very much for your kind invitation.</text:p>
      <text:p text:style-name="P6">It is an honor for us to attend to the workshop.</text:p>
      <text:p text:style-name="P6">I'll send a temporary title and abstract:</text:p>
      <text:p text:style-name="P6">Title:</text:p>
      <text:p text:style-name="P6"><text:s text:c="2"/>Planning and execution of whole-body environment and object</text:p>
      <text:p text:style-name="P6">manipulatoin with a life-sized humanoid robot</text:p>
      <text:p text:style-name="P6">Abstract:</text:p>
      <text:p text:style-name="P6"><text:s text:c="2"/>In this presentation, we introduce planning and execution system for</text:p>
      <text:p text:style-name="P6">whole-body environment and object manipulation with a life-sized</text:p>
      <text:p text:style-name="P6">humanoid robot</text:p>
      <text:p text:style-name="P6"><text:s text:c="2"/>by adaptive selecting of manipulation strategy and robust motion</text:p>
      <text:p text:style-name="P6">execution through haptic sensing of actual contact states and object's</text:p>
      <text:p text:style-name="P5"><text:span text:style-name="T1">motion.</text:span><text:span text:style-name="T7"></text:span></text:p>
      <text:p text:style-name="P3"></text:p>
      <text:p text:style-name="P3">If I need to send more information, please let me know.</text:p>
      <text:p text:style-name="P3">Sincerely,</text:p>
      <text:p text:style-name="P3">Shunichi Nozawa</text:p>
      <text:p text:style-name="P3"></text:p>
      <text:p text:style-name="P3">2015-09-10 20:15 GMT+09:00 Steve Tonneau &lt;steve.tonneau@laas.fr&gt;:</text:p>
      <text:p text:style-name="P3">&gt; Dear Mr Nozawa,</text:p>
      <text:p text:style-name="P3">&gt; I was wondering whether you had time to consider our offer ?</text:p>
      <text:p text:style-name="P3">&gt; In case you accepted, I was wondering whether you could provide us</text:p>
      <text:p text:style-name="P3">&gt; with a title for your talk, even a temporary one, and eventually</text:p>
      <text:p text:style-name="P3">&gt; a two line abstract for it ?</text:p>
      <text:p text:style-name="P3">&gt;</text:p>
      <text:p text:style-name="P3">&gt; Thanks a lot</text:p>
      <text:p text:style-name="P3">&gt;</text:p>
      <text:p text:style-name="P3">&gt; Steve Tonneau</text:p>
      <text:p text:style-name="P10">Mail acceptance from Siddhartha Srinivasa</text:p>
      <text:p text:style-name="P6">Return-Path: &lt;siddh@cs.cmu.edu&gt;</text:p>
      <text:p text:style-name="P3">Received: from ombre.laas.fr (ombre.laas.fr [IPv6:2001:660:6602:2::7])</text:p>
      <text:p text:style-name="P3"><text:tab/>by romulus.laas.fr (8.14.4/8.14.4/Debian-2ubuntu2.1) with ESMTP id t8ABchIr023343</text:p>
      <text:p text:style-name="P3"><text:tab/>for &lt;stonneau@romulus&gt;; Thu, 10 Sep 2015 13:38:44 +0200</text:p>
      <text:p text:style-name="P3">Received: from mxb2-1.relay.renater.fr (mxb2-1.relay.renater.fr [194.214.200.8])</text:p>
      <text:p text:style-name="P3"><text:tab/>by ombre.laas.fr (8.14.8/8.14.6) with ESMTP id t8ABcgjE027827</text:p>
      <text:p text:style-name="P3"><text:tab/>for &lt;steve.tonneau@laas.fr&gt;; Thu, 10 Sep 2015 13:38:43 +0200 (CEST)</text:p>
      <text:p text:style-name="P3">Received: from smtp.andrew.cmu.edu (SMTP.ANDREW.CMU.EDU [128.2.157.37])</text:p>
      <text:p text:style-name="P3"><text:tab/>by mxb2-1.relay.renater.fr (asm) with ESMTP id 109B160006E</text:p>
      <text:p text:style-name="P3"><text:tab/>for &lt;steve.tonneau@laas.fr&gt;; Thu, 10 Sep 2015 13:38:41 +0200 (CEST)</text:p>
      <text:p text:style-name="P3">Received: from [10.0.0.12] (c-67-163-245-115.hsd1.pa.comcast.net [67.163.245.115])</text:p>
      <text:p text:style-name="P3"><text:tab/>(user=ss5 mech=PLAIN (0 bits))</text:p>
      <text:p text:style-name="P3"><text:tab/>by smtp.andrew.cmu.edu (8.14.8/8.14.8) with ESMTP id t8ABbsqZ009545</text:p>
      <text:p text:style-name="P3"><text:tab/>(version=TLSv1/SSLv3 cipher=DHE-RSA-AES256-SHA bits=256 verify=NOT)</text:p>
      <text:p text:style-name="P3"><text:tab/>for &lt;steve.tonneau@laas.fr&gt;; Thu, 10 Sep 2015 07:38:40 -0400</text:p>
      <text:p text:style-name="P3">From: Siddhartha Srinivasa &lt;siddh@cs.cmu.edu&gt;</text:p>
      <text:p text:style-name="P3">Content-Type: text/plain;</text:p>
      <text:p text:style-name="P3"><text:tab/>charset=utf-8</text:p>
      <text:p text:style-name="P3">Mime-Version: 1.0 (1.0)</text:p>
      <text:p text:style-name="P3">Subject: Re: invitation to be a speaker - Workshop on multi-contact planning at ICRA'16</text:p>
      <text:p text:style-name="P3">Message-Id: &lt;F22BA563-2FA1-4BCB-8463-5194A32C3363@cs.cmu.edu&gt;</text:p>
      <text:p text:style-name="P3">Date: Thu, 10 Sep 2015 07:38:40 -0400</text:p>
      <text:p text:style-name="P3">References: &lt;55EDF376.5030406@laas.fr&gt; &lt;0939A29B-10EF-4766-8110-E0E48A8CC4AA@cs.cmu.edu&gt; &lt;55F164F2.8020807@laas.fr&gt;</text:p>
      <text:p text:style-name="P3">In-Reply-To: &lt;55F164F2.8020807@laas.fr&gt;</text:p>
      <text:p text:style-name="P3">To: Steve Tonneau &lt;steve.tonneau@laas.fr&gt;</text:p>
      <text:p text:style-name="P3">X-Mailer: iPhone Mail (12H321)</text:p>
      <text:p text:style-name="P3">X-PMX-Version: 6.0.3.2322014, Antispam-Engine: 2.7.2.2107409, Antispam-Data: 2015.9.10.112718</text:p>
      <text:p text:style-name="P3">X-SMTP-Spam-Clean: 28% (</text:p>
      <text:p text:style-name="P3"><text:s/>SXL_IP_DYNAMIC 3, HTML_00_01 0.05, HTML_00_10 0.05, MIME_LOWER_CASE 0.05, SUPERLONG_LINE 0.05, BODY_SIZE_3000_3999 0, BODY_SIZE_5000_LESS 0, BODY_SIZE_7000_LESS 0, DATE_TZ_NA 0, FROM_EDU_TLD 0, NO_URI_HTTPS 0, RDNS_BROADBAND 0, RDNS_GENERIC_POOLED 0, RDNS_POOLED 0, RDNS_SUSP 0, RDNS_SUSP_GENERIC 0, RDNS_SUSP_SPECIFIC 0, REFERENCES 0, __ANY_URI 0, __BOUNCE_CHALLENGE_SUBJ 0, __BOUNCE_NDR_SUBJ_EXEMPT 0, __C230066_P1_4 0, __CT 0, __CTE 0, __CT_TEXT_PLAIN 0, __FORWARDED_MSG 0, __FRAUD_INTRO 0, __HAS_FROM 0, __HAS_MSGID 0, __HAS_X_MAILER 0, __IN_REP_TO 0, __MIME_TEXT_ONLY 0, __MIME_VERSION 0, __MSGID_APPLEMAIL 0, __PHISH_SPEAR_STRUCTURE_1 0, __RDNS_BROADBAND_3 0, __RDNS_POOLED_7 0, __REFERENCES 0, __SANE_MSGID 0, __SUBJ_ALPHA_NEGATE 0, __TO_MALFORMED_2 0, __URI_NO_PATH 0, __URI_NO_WWW 0, __URI_NS )</text:p>
      <text:p text:style-name="P3">X-SMTP-Spam-Score: 28%</text:p>
      <text:p text:style-name="P3">X-Scanned-By: MIMEDefang 2.74 on 128.2.157.37</text:p>
      <text:p text:style-name="P3">X-Original-Source-IP: 128.2.157.37</text:p>
      <text:p text:style-name="P3">X-Bizanga: IMP - mxb2-1.relay.renater.fr</text:p>
      <text:p text:style-name="P3">X-Renater-SpamState: 0</text:p>
      <text:p text:style-name="P3">X-Renater-SpamScore: -100</text:p>
      <text:p text:style-name="P3">X-Renater-SpamCause: gggruggvucftvghtrhhoucdtuddrfeekgedrudeigdeggecutefuodetggdotefrucfrrhhofhhilhgvmecutffgpfetvffgtfdpggftfghnshhusghstghrihgsvgenuceurghilhhouhhtmecufedttdenucesvcftvggtihhpihgvnhhtshculddquddttddmnecujfgurhephfgtgfgguffkffhfjgfvofesthhqmhdthhdtjeenucfhrhhomhepufhiugguhhgrrhhthhgrucfurhhinhhivhgrshgruceoshhiugguhhestghsrdgtmhhurdgvughuqe </text:p>
      <text:p text:style-name="P3">X-Renater-ServerName: mxb2-1.relay.renater.fr</text:p>
      <text:p text:style-name="P3">Content-Transfer-Encoding: 8bit</text:p>
      <text:p text:style-name="P3">X-MIME-Autoconverted: from quoted-printable to 8bit by romulus.laas.fr id t8ABchIr023343</text:p>
      <text:p text:style-name="P3"></text:p>
      <text:p text:style-name="P6">Physics-based manipulation under clutter and uncertainty</text:p>
      <text:p text:style-name="P6">----</text:p>
      <text:p text:style-name="P6">My research goal is to bridge the gap between what robots can do now and what they are capable of doing. Towards that goal, I will overview some of our recent work on (1) using physics to increase the repertoire of manipulation actions beyond pick-and-place to nonprehensile and whole-arm manipulation, (2) orchestrating this repertoire to reconfigure clutter, (3) using physics to funnel uncertainty via open-loop robust controllers, and (4) representing uncertainty via state estimators and reducing uncertainty via information-seeking actions.</text:p>
      <text:p text:style-name="P6">----</text:p>
      <text:p text:style-name="P6">Sidd.</text:p>
      <text:p text:style-name="P3"></text:p>
      <text:p text:style-name="P3">(Rapidly written in motion)</text:p>
      <text:p text:style-name="P3"></text:p>
      <text:p text:style-name="P3">&gt; On Sep 10, 2015, at 7:09 AM, Steve Tonneau &lt;steve.tonneau@laas.fr&gt; wrote:</text:p>
      <text:p text:style-name="P3">&gt; </text:p>
      <text:p text:style-name="P3">&gt; Dear mister Srinivasa,</text:p>
      <text:p text:style-name="P3">&gt; I need to prove that you actually accepted to participate to the</text:p>
      <text:p text:style-name="P3">&gt; workshop, and, if you agree with it I will join our conversation to the</text:p>
      <text:p text:style-name="P3">&gt; proposal.</text:p>
      <text:p text:style-name="P3">&gt; </text:p>
      <text:p text:style-name="P3">&gt; On a similar tone, I was wondering whether you could provide us</text:p>
      <text:p text:style-name="P3">&gt; with a title for your talk, even a temporary one, and eventually</text:p>
      <text:p text:style-name="P3">&gt; a two line abstract for it ?</text:p>
      <text:p text:style-name="P3">&gt; </text:p>
      <text:p text:style-name="P3">&gt; Thanks a lot</text:p>
      <text:p text:style-name="P3">&gt; </text:p>
      <text:p text:style-name="P3">&gt; Steve Tonneau</text:p>
      <text:p text:style-name="P3">&gt; </text:p>
      <text:p text:style-name="P6">&gt; Le 07/09/2015 23:20, Siddhartha Srinivasa <text:s/>a écrit :</text:p>
      <text:p text:style-name="P6">&gt;&gt; Sure, I'd be happy to give a talk!</text:p>
      <text:p text:style-name="P6">&gt;&gt; </text:p>
      <text:p text:style-name="P6">&gt;&gt; Sidd.</text:p>
      <text:p text:style-name="P3">&gt;&gt; </text:p>
      <text:p text:style-name="P3">&gt;&gt; (Rapidly written in motion)</text:p>
      <text:p text:style-name="P3">&gt;&gt; </text:p>
      <text:p text:style-name="P3">&gt;&gt;&gt; On Sep 7, 2015, at 4:28 PM, Steve Tonneau &lt;steve.tonneau@laas.fr&gt; wrote:</text:p>
      <text:p text:style-name="P3">&gt;&gt;&gt; </text:p>
      <text:p text:style-name="P3">&gt;&gt;&gt; Dear M Srinivasa and Dellin (mail truncated)</text:p>
      <text:p text:style-name="P10">Mail acceptance from Quang-Cuong Pham</text:p>
      <text:p text:style-name="P6">Return-Path: &lt;cuong.pham@normalesup.org&gt;</text:p>
      <text:p text:style-name="P3">Received: from ombre.laas.fr (ombre.laas.fr [IPv6:2001:660:6602:2::7])</text:p>
      <text:p text:style-name="P3"><text:tab/>by romulus.laas.fr (8.14.4/8.14.4/Debian-2ubuntu2.1) with ESMTP id t8A8uX3s010059</text:p>
      <text:p text:style-name="P3"><text:tab/>for &lt;stonneau@romulus&gt;; Thu, 10 Sep 2015 10:56:34 +0200</text:p>
      <text:p text:style-name="P3">Received: from mxb1-2.relay.renater.fr (mx6b1-2.relay.renater.fr [IPv6:2001:660:3027:1::9] (may be forged))</text:p>
      <text:p text:style-name="P3"><text:tab/>by ombre.laas.fr (8.14.8/8.14.6) with ESMTP id t8A8uX7H006347</text:p>
      <text:p text:style-name="P3"><text:tab/>for &lt;steve.tonneau@laas.fr&gt;; Thu, 10 Sep 2015 10:56:33 +0200 (CEST)</text:p>
      <text:p text:style-name="P3">Received: from nef2.ens.fr (nef2.ens.fr [129.199.96.40])</text:p>
      <text:p text:style-name="P3"><text:tab/>by mxb1-2.relay.renater.fr (asm) with ESMTP id 663E728016C</text:p>
      <text:p text:style-name="P3"><text:tab/>for &lt;steve.tonneau@laas.fr&gt;; Thu, 10 Sep 2015 10:56:33 +0200 (CEST)</text:p>
      <text:p text:style-name="P3">Received: from phare.normalesup.org (phare.normalesup.org [129.199.129.80])</text:p>
      <text:p text:style-name="P3"><text:s text:c="10"/>by nef2.ens.fr (8.13.6/1.01.28121999) with ESMTP id t8A8uWFj028109</text:p>
      <text:p text:style-name="P3"><text:s text:c="10"/>; Thu, 10 Sep 2015 10:56:33 +0200 (CEST)</text:p>
      <text:p text:style-name="P3">X-Envelope-To: steve.tonneau@laas.fr</text:p>
      <text:p text:style-name="P3">Received: from MAE-Macbook.local (unknown [155.69.191.254])</text:p>
      <text:p text:style-name="P3"><text:tab/>by phare.normalesup.org (Postfix) with ESMTPSA id 284F2E96CA;</text:p>
      <text:p text:style-name="P3"><text:tab/>Thu, 10 Sep 2015 10:56:31 +0200 (CEST)</text:p>
      <text:p text:style-name="P3">Subject: Re: Invitation to be a speaker - Workshop on multi-contact planning</text:p>
      <text:p text:style-name="P3"><text:s/>at ICRA'16</text:p>
      <text:p text:style-name="P3">To: Steve Tonneau &lt;steve.tonneau@laas.fr&gt;</text:p>
      <text:p text:style-name="P3">References: &lt;55F140F9.7000606@laas.fr&gt;</text:p>
      <text:p text:style-name="P3">From: Quang-Cuong Pham &lt;cuong.pham@normalesup.org&gt;</text:p>
      <text:p text:style-name="P3">Message-ID: &lt;55F145BE.2090704@normalesup.org&gt;</text:p>
      <text:p text:style-name="P3">Date: Thu, 10 Sep 2015 16:56:30 +0800</text:p>
      <text:p text:style-name="P3">User-Agent: Mozilla/5.0 (Macintosh; Intel Mac OS X 10.10; rv:38.0)</text:p>
      <text:p text:style-name="P3"><text:s/>Gecko/20100101 Thunderbird/38.2.0</text:p>
      <text:p text:style-name="P3">MIME-Version: 1.0</text:p>
      <text:p text:style-name="P3">In-Reply-To: &lt;55F140F9.7000606@laas.fr&gt;</text:p>
      <text:p text:style-name="P3">Content-Type: text/plain; charset=utf-8</text:p>
      <text:p text:style-name="P3">Content-Transfer-Encoding: 7bit</text:p>
      <text:p text:style-name="P3">X-Greylist: Sender IP whitelisted, not delayed by milter-greylist-4.4.3 (nef2.ens.fr [129.199.96.32]); Thu, 10 Sep 2015 10:56:33 +0200 (CEST)</text:p>
      <text:p text:style-name="P3">X-Original-Source-IP: 129.199.96.40</text:p>
      <text:p text:style-name="P3">X-Bizanga: IMP - mxb1-2.relay.renater.fr</text:p>
      <text:p text:style-name="P3">X-Renater-SpamState: 0</text:p>
      <text:p text:style-name="P3">X-Renater-SpamScore: -50</text:p>
      <text:p text:style-name="P3">X-Renater-SpamCause: gggruggvucftvghtrhhoucdtuddrfeekgedrudeigdduudcutefuodetggdotefrucfrrhhofhhilhgvmecutffgpfetvffgtfdpggftfghnshhusghstghrihgsvgenuceurghilhhouhhtmecufedttdenucesvcftvggtihhpihgvnhhtshculddquddttddmnegoteefjeefqddtgeculdehtddmnecujfgurhepuffvfhfhkffffgggjggtgfesthejrgdttdefjeenucfhrhhomhepsfhurghnghdqvehuohhnghcurfhhrghmuceotghuohhnghdrphhhrghmsehnohhrmhgrlhgvshhuphdrohhrgheqnecuffhomhgrihhnpehnohhrmhgrlhgvshhuphdrohhrgh </text:p>
      <text:p text:style-name="P3">X-Renater-ServerName: mxb1-2.relay.renater.fr</text:p>
      <text:p text:style-name="P3"></text:p>
      <text:p text:style-name="P6">Bonjour Steve</text:p>
      <text:p text:style-name="P6">Merci beaucoup pour l'invitation que j'accepte avec plaisir.</text:p>
      <text:p text:style-name="P6">En fonction de ce qui vous arrange, je peux presenter quelque chose dans</text:p>
      <text:p text:style-name="P6">le topic 1 aussi bien que dans le topic 2.</text:p>
      <text:p text:style-name="P6">Merci et bien cordialement,</text:p>
      <text:p text:style-name="P6">Cuong</text:p>
      <text:p text:style-name="P6"></text:p>
      <text:p text:style-name="P3"></text:p>
      <text:p text:style-name="P3">On 10/9/15 4:36 pm, Steve Tonneau wrote:</text:p>
      <text:p text:style-name="P3">&gt; Dear M Pham</text:p>
      <text:p text:style-name="P3">&gt; Timothy Bretl, Nicolas Mansard, Igor Mordatch and myself are currently</text:p>
      <text:p text:style-name="P3">&gt; writing a workshop proposal for the ICRA'16 conference.</text:p>
      <text:p text:style-name="P3">&gt;</text:p>
      <text:p text:style-name="P3">&gt; The objective of this workshop is to gather people working in the fields</text:p>
      <text:p text:style-name="P3">&gt; of motion planning, trajectory optimisation, as well as real robot</text:p>
      <text:p text:style-name="P3">&gt; control, and propose a debate on the combination of these various</text:p>
      <text:p text:style-name="P3">&gt; aspects into a functional workflow for robot motions in constrained</text:p>
      <text:p text:style-name="P3">&gt; environments.</text:p>
      <text:p text:style-name="P3">&gt;</text:p>
      <text:p text:style-name="P3">&gt; The workshop will be divided in three sessions, with additional debate</text:p>
      <text:p text:style-name="P3">&gt; sessions, on the following topics::</text:p>
      <text:p text:style-name="P3">&gt; + Motion and contact planning in cluttered environments</text:p>
      <text:p text:style-name="P3">&gt; + Generation of contact trajectories through optimization</text:p>
      <text:p text:style-name="P3">&gt; + Executing multi contact trajectories on actual robot</text:p>
      <text:p text:style-name="P3">&gt;</text:p>
      <text:p text:style-name="P3">&gt; We would be honored to count one of you as a speaker for the session on</text:p>
      <text:p text:style-name="P3">&gt; trajectory optimization.</text:p>
      <text:p text:style-name="P3">&gt;</text:p>
      <text:p text:style-name="P3">&gt; If you accepted to speak, you would be required to give a 15 / 20 min</text:p>
      <text:p text:style-name="P3">&gt; talk during your session.</text:p>
      <text:p text:style-name="P3">&gt;</text:p>
      <text:p text:style-name="P3">&gt; In order to enhance debate, we would require from the speakers, a few</text:p>
      <text:p text:style-name="P3">&gt; months before the workshop, to recommend the reading of one or two</text:p>
      <text:p text:style-name="P3">&gt; papers, available on the workshop website.</text:p>
      <text:p text:style-name="P3">&gt; Selected groups of students will read the paper, collect questions asked</text:p>
      <text:p text:style-name="P3">&gt; online by the public, and prepare a critic presentation of the papers</text:p>
      <text:p text:style-name="P3">&gt; that will start a topic specific debate session.</text:p>
      <text:p text:style-name="P3">&gt;</text:p>
      <text:p text:style-name="P3">&gt;</text:p>
      <text:p text:style-name="P3">&gt; We hope you are interested in our proposal. If you have any questions or</text:p>
      <text:p text:style-name="P3">&gt; require more information, please do not hesitate to contact us.</text:p>
      <text:p text:style-name="P3">&gt;</text:p>
      <text:p text:style-name="P3">&gt; We look forward to your reply.</text:p>
      <text:p text:style-name="P3">&gt;</text:p>
      <text:p text:style-name="P3">&gt; Sincerely,</text:p>
      <text:p text:style-name="P3">&gt;</text:p>
      <text:p text:style-name="P3">&gt; Steve Tonneau, Timothy Bretl, Nicolas Mansard and Igor Mordatch</text:p>
      <text:p text:style-name="P3"></text:p>
      <text:p text:style-name="P3">-- </text:p>
      <text:p text:style-name="P3">Quang-Cuong Pham</text:p>
      <text:p text:style-name="P3">www.normalesup.org/~pham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Tonneau</meta:initial-creator>
    <meta:creation-date>2015-09-14T09:30:36</meta:creation-date>
    <dc:date>2015-09-14T09:50:17</dc:date>
    <dc:creator>Steve Tonneau</dc:creator>
    <meta:editing-duration>PT14M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6" meta:paragraph-count="463" meta:word-count="2411" meta:character-count="24184" meta:non-whitespace-character-count="21377"/>
  </office:meta>
</office:document-meta>
</file>